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65300" calcext:value-type="float">
            <text:p>1653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80000" calcext:value-type="float">
            <text:p>180000</text:p>
          </table:table-cell>
          <table:table-cell/>
          <table:table-cell table:formula="of:=SUM([.H4];[.H33];[.H62];[.H91])" office:value-type="float" office:value="7679.42843769503" calcext:value-type="float">
            <text:p>7679.428437695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4700" calcext:value-type="float">
            <text:p>14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1400" calcext:value-type="float">
            <text:p>11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0000" calcext:value-type="float">
            <text:p>24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036.79653679654" calcext:value-type="float">
            <text:p>20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770.12987012987" calcext:value-type="float">
            <text:p>2770.129870129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1983.33333333333" calcext:value-type="float">
            <text:p>1983.333333333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89.393939394" calcext:value-type="float">
            <text:p>58089.39393939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table:number-columns-repeated="2"/>
          <table:table-cell table:style-name="ce15" table:formula="of:=SUM([.B90:.F90])" office:value-type="float" office:value="24900" calcext:value-type="float">
            <text:p>249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];[.C113];[.D113];[.F113])" office:value-type="float" office:value="1208.27231121281" calcext:value-type="float">
            <text:p>1208.272311212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1208.27231121281" calcext:value-type="float">
            <text:p>1208.2723112128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C113])" office:value-type="float" office:value="813.272311212815" calcext:value-type="float">
            <text:p>813.272311212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781.956521739131" calcext:value-type="float">
            <text:p>781.956521739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1208.27231121281" calcext:value-type="float">
            <text:p>1208.272311212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1208.27231121281" calcext:value-type="float">
            <text:p>1208.272311212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9" office:value-type="float" office:value="426.315789473684" calcext:value-type="float">
            <text:p>426.3157894737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20" office:value-type="float" office:value="395" calcext:value-type="float">
            <text:p>395</text:p>
          </table:table-cell>
          <table:table-cell table:formula="of:=[.E90]/21" office:value-type="float" office:value="0" calcext:value-type="float">
            <text:p>0</text:p>
          </table:table-cell>
          <table:table-cell table:formula="of:=[.F90]/21" office:value-type="float" office:value="0" calcext:value-type="float">
            <text:p>0</text:p>
          </table:table-cell>
          <table:table-cell/>
          <table:table-cell table:formula="of:=SUM([.D113:.F113])" office:value-type="float" office:value="395" calcext:value-type="float">
            <text:p>395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D113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24908.0434782609" calcext:value-type="float">
            <text:p>24908.0434782609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1:03:23.093043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3T11:10:49.558119464</dc:date>
    <meta:editing-duration>P11DT4H47M7S</meta:editing-duration>
    <meta:editing-cycles>3389</meta:editing-cycles>
    <meta:generator>LibreOffice/4.2.8.2$Linux_X86_64 LibreOffice_project/420m0$Build-2</meta:generator>
    <meta:document-statistic meta:table-count="20" meta:cell-count="9399" meta:object-count="0"/>
  </office:meta>
</office:document-meta>
</file>